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orphans="2" fo:widows="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Created by https://www.toptal.com/developers/gitignore/api/java,intellij,eclipse</text:p>
      <text:p text:style-name="P2"># Edit at https://www.toptal.com/developers/gitignore?templates=java,intellij,eclipse</text:p>
      <text:p text:style-name="P4"/>
      <text:p text:style-name="P2">### Eclipse ###</text:p>
      <text:p text:style-name="P2">.metadata</text:p>
      <text:p text:style-name="P2">bin/</text:p>
      <text:p text:style-name="P2">tmp/</text:p>
      <text:p text:style-name="P2">*.tmp</text:p>
      <text:p text:style-name="P2">*.bak</text:p>
      <text:p text:style-name="P2">*.swp</text:p>
      <text:p text:style-name="P2">*~.nib</text:p>
      <text:p text:style-name="P2">local.properties</text:p>
      <text:p text:style-name="P2">.settings/</text:p>
      <text:p text:style-name="P2">.loadpath</text:p>
      <text:p text:style-name="P2">.recommenders</text:p>
      <text:p text:style-name="P4"/>
      <text:p text:style-name="P2"># External tool builders</text:p>
      <text:p text:style-name="P2">.externalToolBuilders/</text:p>
      <text:p text:style-name="P4"/>
      <text:p text:style-name="P2"># Locally stored "Eclipse launch configurations"</text:p>
      <text:p text:style-name="P2">*.launch</text:p>
      <text:p text:style-name="P4"/>
      <text:p text:style-name="P2"># PyDev specific (Python IDE for Eclipse)</text:p>
      <text:p text:style-name="P2">*.pydevproject</text:p>
      <text:p text:style-name="P4"/>
      <text:p text:style-name="P2"># CDT-specific (C/C++ Development Tooling)</text:p>
      <text:p text:style-name="P2">.cproject</text:p>
      <text:p text:style-name="P4"/>
      <text:p text:style-name="P2"># CDT- autotools</text:p>
      <text:p text:style-name="P2">.autotools</text:p>
      <text:p text:style-name="P4"/>
      <text:p text:style-name="P2"># Java annotation processor (APT)</text:p>
      <text:p text:style-name="P2">.factorypath</text:p>
      <text:p text:style-name="P4"/>
      <text:p text:style-name="P2"># PDT-specific (PHP Development Tools)</text:p>
      <text:p text:style-name="P2">.buildpath</text:p>
      <text:p text:style-name="P4"/>
      <text:p text:style-name="P2"># sbteclipse plugin</text:p>
      <text:p text:style-name="P2">.target</text:p>
      <text:p text:style-name="P4"/>
      <text:p text:style-name="P2"># Tern plugin</text:p>
      <text:p text:style-name="P2">.tern-project</text:p>
      <text:p text:style-name="P4"/>
      <text:p text:style-name="P2"># TeXlipse plugin</text:p>
      <text:p text:style-name="P2">.texlipse</text:p>
      <text:p text:style-name="P4"/>
      <text:p text:style-name="P2"># STS (Spring Tool Suite)</text:p>
      <text:p text:style-name="P2">.springBeans</text:p>
      <text:p text:style-name="P4"/>
      <text:p text:style-name="P2"># Code Recommenders</text:p>
      <text:p text:style-name="P2">.recommenders/</text:p>
      <text:p text:style-name="P4"/>
      <text:p text:style-name="P2"># Annotation Processing</text:p>
      <text:p text:style-name="P2">.apt_generated/</text:p>
      <text:p text:style-name="P2">.apt_generated_test/</text:p>
      <text:p text:style-name="P4"/>
      <text:p text:style-name="P2"># Scala IDE specific (Scala &amp; Java development for Eclipse)</text:p>
      <text:p text:style-name="P2">.cache-main</text:p>
      <text:p text:style-name="P2">.scala_dependencies</text:p>
      <text:p text:style-name="P2">.worksheet</text:p>
      <text:p text:style-name="P4"/>
      <text:p text:style-name="P2"># Uncomment this line if you wish to ignore the project description file.</text:p>
      <text:p text:style-name="P2"><text:soft-page-break/># Typically, this file would be tracked if it contains build/dependency configurations:</text:p>
      <text:p text:style-name="P2">#.project</text:p>
      <text:p text:style-name="P4"/>
      <text:p text:style-name="P2">### Eclipse Patch ###</text:p>
      <text:p text:style-name="P2"># Spring Boot Tooling</text:p>
      <text:p text:style-name="P2">.sts4-cache/</text:p>
      <text:p text:style-name="P4"/>
      <text:p text:style-name="P2">### Intellij ###</text:p>
      <text:p text:style-name="P2"># Covers JetBrains IDEs: IntelliJ, RubyMine, PhpStorm, AppCode, PyCharm, CLion, Android Studio, WebStorm and Rider</text:p>
      <text:p text:style-name="P2"># Reference: https://intellij-support.jetbrains.com/hc/en-us/articles/206544839</text:p>
      <text:p text:style-name="P4"/>
      <text:p text:style-name="P2"># User-specific stuff</text:p>
      <text:p text:style-name="P2">.idea/**/workspace.xml</text:p>
      <text:p text:style-name="P2">.idea/**/tasks.xml</text:p>
      <text:p text:style-name="P2">.idea/**/usage.statistics.xml</text:p>
      <text:p text:style-name="P2">.idea/**/dictionaries</text:p>
      <text:p text:style-name="P2">.idea/**/shelf</text:p>
      <text:p text:style-name="P4"/>
      <text:p text:style-name="P2"># AWS User-specific</text:p>
      <text:p text:style-name="P2">.idea/**/aws.xml</text:p>
      <text:p text:style-name="P4"/>
      <text:p text:style-name="P2"># Generated files</text:p>
      <text:p text:style-name="P2">.idea/**/contentModel.xml</text:p>
      <text:p text:style-name="P4"/>
      <text:p text:style-name="P2"># Sensitive or high-churn files</text:p>
      <text:p text:style-name="P2">.idea/**/dataSources/</text:p>
      <text:p text:style-name="P2">.idea/**/dataSources.ids</text:p>
      <text:p text:style-name="P2">.idea/**/dataSources.local.xml</text:p>
      <text:p text:style-name="P2">.idea/**/sqlDataSources.xml</text:p>
      <text:p text:style-name="P2">.idea/**/dynamic.xml</text:p>
      <text:p text:style-name="P2">.idea/**/uiDesigner.xml</text:p>
      <text:p text:style-name="P2">.idea/**/dbnavigator.xml</text:p>
      <text:p text:style-name="P4"/>
      <text:p text:style-name="P2"># Gradle</text:p>
      <text:p text:style-name="P2">.idea/**/gradle.xml</text:p>
      <text:p text:style-name="P2">.idea/**/libraries</text:p>
      <text:p text:style-name="P4"/>
      <text:p text:style-name="P2"># Gradle and Maven with auto-import</text:p>
      <text:p text:style-name="P2"># When using Gradle or Maven with auto-import, you should exclude module files,</text:p>
      <text:p text:style-name="P2"># since they will be recreated, and may cause churn. <text:s/>Uncomment if using</text:p>
      <text:p text:style-name="P2"># auto-import.</text:p>
      <text:p text:style-name="P2"># .idea/artifacts</text:p>
      <text:p text:style-name="P2"># .idea/compiler.xml</text:p>
      <text:p text:style-name="P2"># .idea/jarRepositories.xml</text:p>
      <text:p text:style-name="P2"># .idea/modules.xml</text:p>
      <text:p text:style-name="P2"># .idea/*.iml</text:p>
      <text:p text:style-name="P2"># .idea/modules</text:p>
      <text:p text:style-name="P2"># *.iml</text:p>
      <text:p text:style-name="P2"># *.ipr</text:p>
      <text:p text:style-name="P4"/>
      <text:p text:style-name="P2"># CMake</text:p>
      <text:p text:style-name="P2">cmake-build-*/</text:p>
      <text:p text:style-name="P4"/>
      <text:p text:style-name="P2"># Mongo Explorer plugin</text:p>
      <text:p text:style-name="P2">.idea/**/mongoSettings.xml</text:p>
      <text:p text:style-name="P4"/>
      <text:p text:style-name="P2"># File-based project format</text:p>
      <text:p text:style-name="P2">*.iws</text:p>
      <text:p text:style-name="P4"/>
      <text:p text:style-name="P2"># IntelliJ</text:p>
      <text:p text:style-name="P2">out/</text:p>
      <text:p text:style-name="P4"/>
      <text:p text:style-name="P2"><text:soft-page-break/># mpeltonen/sbt-idea plugin</text:p>
      <text:p text:style-name="P2">.idea_modules/</text:p>
      <text:p text:style-name="P4"/>
      <text:p text:style-name="P2"># JIRA plugin</text:p>
      <text:p text:style-name="P2">atlassian-ide-plugin.xml</text:p>
      <text:p text:style-name="P4"/>
      <text:p text:style-name="P2"># Cursive Clojure plugin</text:p>
      <text:p text:style-name="P2">.idea/replstate.xml</text:p>
      <text:p text:style-name="P4"/>
      <text:p text:style-name="P2"># SonarLint plugin</text:p>
      <text:p text:style-name="P2">.idea/sonarlint/</text:p>
      <text:p text:style-name="P4"/>
      <text:p text:style-name="P2"># Crashlytics plugin (for Android Studio and IntelliJ)</text:p>
      <text:p text:style-name="P2">com_crashlytics_export_strings.xml</text:p>
      <text:p text:style-name="P2">crashlytics.properties</text:p>
      <text:p text:style-name="P2">crashlytics-build.properties</text:p>
      <text:p text:style-name="P2">fabric.properties</text:p>
      <text:p text:style-name="P4"/>
      <text:p text:style-name="P2"># Editor-based Rest Client</text:p>
      <text:p text:style-name="P2">.idea/httpRequests</text:p>
      <text:p text:style-name="P4"/>
      <text:p text:style-name="P2"># Android studio 3.1+ serialized cache file</text:p>
      <text:p text:style-name="P2">.idea/caches/build_file_checksums.ser</text:p>
      <text:p text:style-name="P4"/>
      <text:p text:style-name="P2">### Intellij Patch ###</text:p>
      <text:p text:style-name="P2"># Comment Reason: https://github.com/joeblau/gitignore.io/issues/186#issuecomment-215987721</text:p>
      <text:p text:style-name="P4"/>
      <text:p text:style-name="P2"># *.iml</text:p>
      <text:p text:style-name="P2"># modules.xml</text:p>
      <text:p text:style-name="P2"># .idea/misc.xml</text:p>
      <text:p text:style-name="P2"># *.ipr</text:p>
      <text:p text:style-name="P4"/>
      <text:p text:style-name="P2"># Sonarlint plugin</text:p>
      <text:p text:style-name="P2"># https://plugins.jetbrains.com/plugin/7973-sonarlint</text:p>
      <text:p text:style-name="P2">.idea/**/sonarlint/</text:p>
      <text:p text:style-name="P4"/>
      <text:p text:style-name="P2"># SonarQube Plugin</text:p>
      <text:p text:style-name="P2"># https://plugins.jetbrains.com/plugin/7238-sonarqube-community-plugin</text:p>
      <text:p text:style-name="P2">.idea/**/sonarIssues.xml</text:p>
      <text:p text:style-name="P4"/>
      <text:p text:style-name="P2"># Markdown Navigator plugin</text:p>
      <text:p text:style-name="P2"># https://plugins.jetbrains.com/plugin/7896-markdown-navigator-enhanced</text:p>
      <text:p text:style-name="P2">.idea/**/markdown-navigator.xml</text:p>
      <text:p text:style-name="P2">.idea/**/markdown-navigator-enh.xml</text:p>
      <text:p text:style-name="P2">.idea/**/markdown-navigator/</text:p>
      <text:p text:style-name="P4"/>
      <text:p text:style-name="P2"># Cache file creation bug</text:p>
      <text:p text:style-name="P2"># See https://youtrack.jetbrains.com/issue/JBR-2257</text:p>
      <text:p text:style-name="P2">.idea/$CACHE_FILE$</text:p>
      <text:p text:style-name="P4"/>
      <text:p text:style-name="P2"># CodeStream plugin</text:p>
      <text:p text:style-name="P2"># https://plugins.jetbrains.com/plugin/12206-codestream</text:p>
      <text:p text:style-name="P2">.idea/codestream.xml</text:p>
      <text:p text:style-name="P4"/>
      <text:p text:style-name="P2"># Azure Toolkit for IntelliJ plugin</text:p>
      <text:p text:style-name="P2"># https://plugins.jetbrains.com/plugin/8053-azure-toolkit-for-intellij</text:p>
      <text:p text:style-name="P2">.idea/**/azureSettings.xml</text:p>
      <text:p text:style-name="P4"/>
      <text:p text:style-name="P2">### Java ###</text:p>
      <text:p text:style-name="P2"># Compiled class file</text:p>
      <text:p text:style-name="P2">*.class</text:p>
      <text:p text:style-name="P4"/>
      <text:p text:style-name="P2"># Log file</text:p>
      <text:p text:style-name="P2"><text:soft-page-break/>*.log</text:p>
      <text:p text:style-name="P4"/>
      <text:p text:style-name="P2"># BlueJ files</text:p>
      <text:p text:style-name="P2">*.ctxt</text:p>
      <text:p text:style-name="P4"/>
      <text:p text:style-name="P2"># Mobile Tools for Java (J2ME)</text:p>
      <text:p text:style-name="P2">.mtj.tmp/</text:p>
      <text:p text:style-name="P4"/>
      <text:p text:style-name="P2"># Package Files #</text:p>
      <text:p text:style-name="P2">*.jar</text:p>
      <text:p text:style-name="P2">*.war</text:p>
      <text:p text:style-name="P2">*.nar</text:p>
      <text:p text:style-name="P2">*.ear</text:p>
      <text:p text:style-name="P2">*.zip</text:p>
      <text:p text:style-name="P2">*.tar.gz</text:p>
      <text:p text:style-name="P2">*.rar</text:p>
      <text:p text:style-name="P4"/>
      <text:p text:style-name="P2"># virtual machine crash logs, see http://www.java.com/en/download/help/error_hotspot.xml</text:p>
      <text:p text:style-name="P2">hs_err_pid*</text:p>
      <text:p text:style-name="P2">replay_pid*</text:p>
      <text:p text:style-name="P4"/>
      <text:p text:style-name="P3"># End of https://www.toptal.com/developers/gitignore/api/java,intellij,eclips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22:38:55.244145013</meta:creation-date>
    <dc:date>2023-07-10T22:39:35.184198115</dc:date>
    <meta:editing-duration>PT40S</meta:editing-duration>
    <meta:editing-cycles>1</meta:editing-cycles>
    <meta:document-statistic meta:table-count="0" meta:image-count="0" meta:object-count="0" meta:page-count="4" meta:paragraph-count="159" meta:word-count="408" meta:character-count="3879" meta:non-whitespace-character-count="3629"/>
    <meta:generator>LibreOffice/7.3.7.2$Linux_X86_64 LibreOffice_project/30$Build-2</meta:generator>
  </office:meta>
</office:document-meta>
</file>